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bras incompletas de Aldo Albarracín</text:p>
      <text:p text:style-name="Standard"/>
      <text:p text:style-name="P1">Se acomodó en su silla de escribir, patas de madera, asiento de plástico y respaldar incómodo. Puso una hoja de papel en blanco en la máquina y verificó que los rollos estaban húmedos de tinta negra. Con un dedo hizo girar uno hasta que llegó al tope y finalmente puso sus manos sobre el teclado. Con los índices acariciaba las letras f y j y con los meñiques la a y la ñ. El resto de los dedos flotaban en el aire.</text:p>
      <text:p text:style-name="P1">47 años y todavía no terminé mi novela, pensó. Frunció el ceño y bamboleó el bigote. Sin usar las manos, a fuerza de puro gesto, maña y práctica, se acomodó los anteojos. Todo estaba listo. Cuando se disponía a dar el primer teclazo, el pitido de la pava le anunció que el agua estaba suficientemente caliente como para prepararse un café. A regañadientes corrió para atrás su silla, haciendo lugar a su estómago que había quedado ocultado bajo la mesa y caminó a la cocina.</text:p>
      <text:p text:style-name="P1">Mientras batía enérgicamente con la cuchara y esperaba que tome esa consistencia especial, se puso a pensar en su vida. Había estudiado, se había casado, había tenido un hijo, luego otro, con su mujer los habían criado, los vieron crecer, y se habían ido. Una vida <text:span text:style-name="T1">clase turista</text:span>, digamos. Ahora sí, todo su tiempo, su valioso tiempo, era para él. Por supuesto, todavía tenía que ir a trabajar y su mujer le requería cierta atención de vez en cuando, pero no era lo mismo que antes, no era lo mismo que cuando tenía llevar a los chicos a la escuela o cuando tenía que quedarse toda la noche despierto cuidando a uno por que se había pescado una tremenda pulmonía. Ahora él era el centro, era el rey.</text:p>
      <text:p text:style-name="P1">Café en mano volvió a su lugar de trabajo y silenciosamente repitió el ritual. Caricias, teclas, bigote. Estaba tomando carrera cuando de repente sonó el timbre. Inclinó la cabeza hacia un lado como una solitaria y silenciosa forma de maldecir, abriendo un poco los ojos y cerrando la boca. Era el cartero con un impuesto. No sólo me interrumpen, además es para pagar, pensó. Por lo menos lo hubiese dejado por debajo de la puerta.</text:p>
      <text:p text:style-name="P1">Ahora sí, la tercera es la vencida. Tomó un trago largo de su bebida y frenéticamente empezó a tipear. Las palabras, las escenas, los lugares, los personajes, los diálogos, todo brotaba de sus dedos con la fuerza de una revolución. Por momentos escribía tan rápido que los martillos de la máquina se trababan <text:soft-page-break/>y tenía que apurarse a destrabarlos para poder seguir. Las manos ya se le habían llenado de tinta, pero no podía parar. Si dejaba que el momento se interrumpa, ¿quién sabe cuánto tiempo pasaría antes de que los planetas vuelvan a alinearse? Además, ya había perdido la mitad de la mañana y en cualquier momento llegaría su mujer.</text:p>
      <text:p text:style-name="P1">Dicho y hecho, a los 5 minutos escuchó cómo alguien metía una llave en la cerradura de la puerta principal. Era ella, no había dudas. Escuchó sus típicos intentos fallidos que habían dejado marcas en toda la puerta y su tradicional amague con el picaporte. También estaba el hecho ineludible de que sólo ella y él tenían llave de la casa.</text:p>
      <text:p text:style-name="P1">La recibió con un afectuoso beso en la mejilla, a la vez que dejaba tras de sí la máquina de escribir con tres cuartos de carilla completa. Toda una hazaña para sus métricas.</text:p>
      <text:p text:style-name="P1">Muy en su interior sabía que nunca iba a terminar la novela. Lo que realmente lo entusiasmaba era la idea de escribirla. Más tarde guardaría sus cosas, para otro día volver a empezar. Sin saber, por supuesto, que su historia era contada por alguien má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jconti </meta:initial-creator>
    <meta:creation-date>2011-04-02T15:07:40</meta:creation-date>
    <dc:date>2012-03-22T19:46:01</dc:date>
    <dc:creator>jjconti </dc:creator>
    <meta:editing-duration>PT03H05M54S</meta:editing-duration>
    <meta:editing-cycles>9</meta:editing-cycles>
    <meta:generator>OpenOffice.org/3.2$Unix OpenOffice.org_project/320m12$Build-9483</meta:generator>
    <meta:document-statistic meta:table-count="0" meta:image-count="0" meta:object-count="0" meta:page-count="2" meta:paragraph-count="9" meta:word-count="625" meta:character-count="3457"/>
  </office:meta>
</office:document-meta>
</file>